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3059c7" officeooo:paragraph-rsid="0019ba6f" style:font-weight-asian="normal" style:font-weight-complex="normal"/>
    </style:style>
    <style:style style:name="P2" style:family="paragraph" style:parent-style-name="Standard">
      <style:text-properties fo:font-weight="normal" officeooo:rsid="0021076e" officeooo:paragraph-rsid="0019ba6f" style:font-weight-asian="normal" style:font-weight-complex="normal"/>
    </style:style>
    <style:style style:name="P3" style:family="paragraph" style:parent-style-name="Standard">
      <style:text-properties fo:font-weight="normal" officeooo:rsid="002b46d3" officeooo:paragraph-rsid="0019ba6f" style:font-weight-asian="normal" style:font-weight-complex="normal"/>
    </style:style>
    <style:style style:name="P4" style:family="paragraph" style:parent-style-name="Standard">
      <style:text-properties fo:font-weight="normal" officeooo:rsid="002cd8ba" officeooo:paragraph-rsid="0019ba6f" style:font-weight-asian="normal" style:font-weight-complex="normal"/>
    </style:style>
    <style:style style:name="P5" style:family="paragraph" style:parent-style-name="Standard">
      <style:text-properties fo:font-weight="normal" officeooo:rsid="002e914e" officeooo:paragraph-rsid="0019ba6f" style:font-weight-asian="normal" style:font-weight-complex="normal"/>
    </style:style>
    <style:style style:name="P6" style:family="paragraph" style:parent-style-name="Standard">
      <style:text-properties fo:font-weight="normal" officeooo:rsid="002f93e0" officeooo:paragraph-rsid="0019ba6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199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1 - Consulta</text:span></text:p>
      <text:p text:style-name="P2"><text:span text:style-name="T2">SELECT m.nome_modelo as "Modelo", ver.nome_versao as "Versao", v.fabricacao_ano as "Fabricação", v.modelo_ano as "Ano do Modelo", v.preco as "Valor", v.quilometragem as "Quilometragem", car.tipo_carroceria as "Tipo"</text:span></text:p>
      <text:p text:style-name="P2"><text:span text:style-name="T2">FROM TbVeiculo as v</text:span></text:p>
      <text:p text:style-name="P2"><text:span text:style-name="T2">INNER JOIN TbModelo as m</text:span></text:p>
      <text:p text:style-name="P2"><text:span text:style-name="T2">on v.fk_idModelo = m.idModelo</text:span></text:p>
      <text:p text:style-name="P2"><text:span text:style-name="T2">INNER JOIN TbVersao as ver</text:span></text:p>
      <text:p text:style-name="P2"><text:span text:style-name="T2">on v.fk_idVersao = ver.idVersao</text:span></text:p>
      <text:p text:style-name="P2"><text:span text:style-name="T2">INNER JOIN TbCarroceria as car</text:span></text:p>
      <text:p text:style-name="P2"><text:span text:style-name="T2">on v.fk_idCarroceria = car.idCarroceria</text:span></text:p>
      <text:p text:style-name="P2"><text:span text:style-name="T2">and v.fk_idCarroceria = 1</text:span></text:p>
      <text:p text:style-name="P2"><text:span text:style-name="T2"/></text:p>
      <text:p text:style-name="P2"><text:span text:style-name="T2">2- Consulta</text:span></text:p>
      <text:p text:style-name="P2"><text:span text:style-name="T2">SELECT v.fabricacao_ano as "Fabricação", v.modelo_ano as "Ano do Modelo", v.preco as "Valor", v.quilometragem as "Quilometragem", cor.nome_cor as "Cor",</text:span></text:p>
      <text:p text:style-name="P2"><text:span text:style-name="T2">v.unico_dono as "Único Dono", m.nome_modelo as "Modelo", v.revisao_concercionaria as "Revisão Concersionárias", v.fk_idCambio as "Câmbio"</text:span></text:p>
      <text:p text:style-name="P2"><text:span text:style-name="T2">FROM TbVeiculo as v</text:span></text:p>
      <text:p text:style-name="P2"><text:span text:style-name="T2">INNER JOIN TbModelo as m</text:span></text:p>
      <text:p text:style-name="P2"><text:span text:style-name="T2">on v.fk_idModelo = m.idModelo</text:span></text:p>
      <text:p text:style-name="P2"><text:span text:style-name="T2">and m.idModelo = 1</text:span></text:p>
      <text:p text:style-name="P2"><text:span text:style-name="T2">INNER JOIN TbCor as cor</text:span></text:p>
      <text:p text:style-name="P2"><text:span text:style-name="T2">on v.fk_idCor = cor.idCor</text:span></text:p>
      <text:p text:style-name="P2"><text:span text:style-name="T2">INNER JOIN TbCambio as c</text:span></text:p>
      <text:p text:style-name="P2"><text:span text:style-name="T2">on v.fk_idCambio = c.idCambio</text:span></text:p>
      <text:p text:style-name="P2"><text:span text:style-name="T2">WHERE v.unico_dono = 1 and v.quilometragem &lt;= 20000 and v.modelo_ano = 2017 OR v.unico_dono = 1 and v.quilometragem &lt;= 20000 and v.modelo_ano = 2018</text:span></text:p>
      <text:p text:style-name="P2"><text:span text:style-name="T2"/></text:p>
      <text:p text:style-name="P3"><text:span text:style-name="T2">3- </text:span><text:span text:style-name="T1">Consulta</text:span></text:p>
      <text:p text:style-name="P3"><text:span text:style-name="T1"/></text:p>
      <text:p text:style-name="P3"><text:span text:style-name="T1">SELECT v.fabricacao_ano as "Fabricação", v.modelo_ano as "Ano do Modelo", v.preco as "Valor", v.quilometragem as "Quilometragem", cor.nome_cor as "Cor",</text:span></text:p>
      <text:p text:style-name="P3"><text:span text:style-name="T1">m.nome_modelo as "Modelo", ver.nome_versao as "Versão", v.revisao_concercionaria as "Revisão Concersionárias"</text:span></text:p>
      <text:p text:style-name="P3"><text:span text:style-name="T1">FROM TbVeiculo as v</text:span></text:p>
      <text:p text:style-name="P3"><text:span text:style-name="T1">INNER JOIN TbModelo as m</text:span></text:p>
      <text:p text:style-name="P3"><text:span text:style-name="T1">on v.fk_idModelo = m.idModelo</text:span></text:p>
      <text:p text:style-name="P3"><text:span text:style-name="T1">INNER JOIN TbCor as cor</text:span></text:p>
      <text:p text:style-name="P3"><text:span text:style-name="T1">on v.fk_idCor = cor.idCor</text:span></text:p>
      <text:p text:style-name="P3"><text:span text:style-name="T1">INNER JOIN TbVersao as ver</text:span></text:p>
      <text:p text:style-name="P3"><text:span text:style-name="T1">on v.fk_idVersao = ver.idVersao</text:span></text:p>
      <text:p text:style-name="P3"><text:span text:style-name="T1">and ver.nome_versao = "gli"</text:span></text:p>
      <text:p text:style-name="P3"><text:span text:style-name="T1">WHERE v.revisao_concercionaria = 0 and cor.nome_cor != "Prata" and v.modelo_ano = 2017 or v.revisao_concercionaria = 0 and cor.nome_cor != "Prata" and v.modelo_ano = 2018</text:span></text:p>
      <text:p text:style-name="P3"><text:span text:style-name="T1"/></text:p>
      <text:p text:style-name="P4"><text:span text:style-name="T1">Obsevarção: Devido a data que cadastrei os veículos, alguns já haviam sido vendidos da loja, e os dados não permanecem mais no site. Por isso não aparecia mais veículos para revisão na concersionária como verdadeiro. Apenas um resultado para não verdadeiro naquele campo. Então tomei a liberdade de modificar este campo de pesquisa para que haja resultado.</text:span></text:p>
      <text:p text:style-name="P4"><text:span text:style-name="T1"/></text:p>
      <text:p text:style-name="P4"><text:span text:style-name="T1">4- Consulta</text:span></text:p>
      <text:p text:style-name="P4"><text:soft-page-break/><text:span text:style-name="T1">SELECT avg(v.preco) as "Média Preço", m.nome_modelo as "Modelo", ver.nome_versao as "versão", v.modelo_ano as "Ano Modelo"</text:span></text:p>
      <text:p text:style-name="P4"><text:span text:style-name="T1">FROM TbVeiculo as v</text:span></text:p>
      <text:p text:style-name="P4"><text:span text:style-name="T1">INNER JOIN TbModelo as m</text:span></text:p>
      <text:p text:style-name="P4"><text:span text:style-name="T1">on v.fk_idModelo = m.idModelo</text:span></text:p>
      <text:p text:style-name="P4"><text:span text:style-name="T1">and m.idModelo = 1</text:span></text:p>
      <text:p text:style-name="P4"><text:span text:style-name="T1">INNER JOIN TbVersao as ver</text:span></text:p>
      <text:p text:style-name="P4"><text:span text:style-name="T1">ON v.fk_idVersao = ver.idVersao</text:span></text:p>
      <text:p text:style-name="P4"><text:span text:style-name="T1">and v.modelo_ano = 2017 or v.modelo_ano = 2018</text:span></text:p>
      <text:p text:style-name="P4"><text:span text:style-name="T1">WHERE ver.idVersao = 1 or ver.idVersao = 2</text:span></text:p>
      <text:p text:style-name="P4"><text:span text:style-name="T1">GROUP BY m.nome_modelo, ver.nome_versao, v.modelo_ano</text:span></text:p>
      <text:p text:style-name="P4"><text:span text:style-name="T1"/></text:p>
      <text:p text:style-name="P5"><text:span text:style-name="T1">5- Consulta</text:span></text:p>
      <text:p text:style-name="P5"><text:span text:style-name="T1"/></text:p>
      <text:p text:style-name="P5"><text:span text:style-name="T1">SELECT min(v.preco) as "Preço", m.nome_modelo as "Modelo", c.tipo_cambio</text:span></text:p>
      <text:p text:style-name="P5"><text:span text:style-name="T1">FROM TbVeiculo as v</text:span></text:p>
      <text:p text:style-name="P5"><text:span text:style-name="T1">INNER JOIN TbModelo as m</text:span></text:p>
      <text:p text:style-name="P5"><text:span text:style-name="T1">on v.fk_idModelo = m.idModelo</text:span></text:p>
      <text:p text:style-name="P5"><text:span text:style-name="T1">INNER JOIN TbCambio as c</text:span></text:p>
      <text:p text:style-name="P5"><text:span text:style-name="T1">on v.fk_idCambio = c.idCambio</text:span></text:p>
      <text:p text:style-name="P5"><text:span text:style-name="T1">and c.idCambio = 1</text:span></text:p>
      <text:p text:style-name="P5"><text:span text:style-name="T1">WHERE fk_idModelo = 3</text:span></text:p>
      <text:p text:style-name="P5"><text:span text:style-name="T1">GROUP BY v.modelo_ano, c.tipo_cambio</text:span></text:p>
      <text:p text:style-name="P5"><text:span text:style-name="T1"/></text:p>
      <text:p text:style-name="P6"><text:span text:style-name="T1">6- Consulta</text:span></text:p>
      <text:p text:style-name="P6"><text:span text:style-name="T1"/></text:p>
      <text:p text:style-name="P6"><text:span text:style-name="T1">SELECT *</text:span></text:p>
      <text:p text:style-name="P6"><text:span text:style-name="T1">FROM TbVeiculo as v</text:span></text:p>
      <text:p text:style-name="P6"><text:span text:style-name="T1">INNER JOIN TbModelo as m</text:span></text:p>
      <text:p text:style-name="P6"><text:span text:style-name="T1">ON v.fk_idModelo = m.idModelo</text:span></text:p>
      <text:p text:style-name="P6"><text:span text:style-name="T1">and m.nome_modelo = "Civic"</text:span></text:p>
      <text:p text:style-name="P6"><text:span text:style-name="T1">WHERE v.garantia = 1</text:span></text:p>
      <text:p text:style-name="P6"><text:span text:style-name="T1"/></text:p>
      <text:p text:style-name="P1"><text:span text:style-name="T1">7-</text:span></text:p>
      <text:p text:style-name="P1"><text:span text:style-name="T1"/></text:p>
      <text:p text:style-name="P1"><text:span text:style-name="T1">8-</text:span></text:p>
      <text:p text:style-name="P1"><text:span text:style-name="T1">SELECT *</text:span></text:p>
      <text:p text:style-name="P1"><text:span text:style-name="T1">FROM TbVeiculo as v</text:span></text:p>
      <text:p text:style-name="P1"><text:span text:style-name="T1">WHERE v.fk_idCarroceria = 2</text:span></text:p>
      <text:p text:style-name="P1"><text:span text:style-name="T1"/></text:p>
      <text:p text:style-name="P1"><text:span text:style-name="T1">9-</text:span></text:p>
      <text:p text:style-name="P1"><text:span text:style-name="T1">SELECT min(v.preco) as "Preço", m.nome_modelo "Modelo"</text:span></text:p>
      <text:p text:style-name="P1"><text:span text:style-name="T1">from TbVeiculo as v</text:span></text:p>
      <text:p text:style-name="P1"><text:span text:style-name="T1">INNER JOIN TbModelo as m</text:span></text:p>
      <text:p text:style-name="P1"><text:span text:style-name="T1">on v.fk_idModelo = m.idModelo</text:span></text:p>
      <text:p text:style-name="P1"><text:span text:style-name="T1">WHERE v.fk_idCarroceria =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4:26:34.729923328</meta:creation-date>
    <dc:date>2019-06-22T14:26:53.301437078</dc:date>
    <meta:editing-duration>PT19S</meta:editing-duration>
    <meta:editing-cycles>1</meta:editing-cycles>
    <meta:document-statistic meta:table-count="0" meta:image-count="0" meta:object-count="0" meta:page-count="2" meta:paragraph-count="74" meta:word-count="470" meta:character-count="3146" meta:non-whitespace-character-count="2750"/>
    <meta:generator>LibreOffice/6.0.7.3$Linux_X86_64 LibreOffice_project/00m0$Build-3</meta:generator>
  </office:meta>
</office:document-meta>
</file>